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2299in"/>
    </style:style>
    <style:style style:name="co3" style:family="table-column">
      <style:table-column-properties fo:break-before="auto" style:column-width="1.7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table:number-columns-repeated="10"/>
          <table:table-cell office:value-type="string" calcext:value-type="string">
            <text:p>Förstärkande</text:p>
          </table:table-cell>
          <table:table-cell office:value-type="string" calcext:value-type="string">
            <text:p>Svar</text:p>
          </table:table-cell>
          <table:table-cell office:value-type="string" calcext:value-type="string">
            <text:p>Interjektion</text:p>
          </table:table-cell>
          <table:table-cell office:value-type="string" calcext:value-type="string">
            <text:p>Visat intresse</text:p>
          </table:table-cell>
          <table:table-cell office:value-type="string" calcext:value-type="string">
            <text:p>Tidsfunk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'Muzikus'] </text:p>
          </table:table-cell>
          <table:table-cell office:value-type="string" calcext:value-type="string">
            <text:p><text:s/>zvýrazněné větičky : no speciální znaky : no profil : &lt;no&gt; umístění foto a obr : popisky k fotkám : ano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Čeština pro pokročilé'] </text:p>
          </table:table-cell>
          <table:table-cell office:value-type="string" calcext:value-type="string">
            <text:p><text:s/>vidět horu Říp . John : Opravdu ? Jiří : &lt;No&gt; , aspoň to tvrdí náš tatínek . Podívej , tuhle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'HOST'] </text:p>
          </table:table-cell>
          <table:table-cell office:value-type="string" calcext:value-type="string">
            <text:p><text:s/>formy populismu . V tom je Romain Gary dobrý ! &lt;No&gt; a pak celá libertinská literatura … A Diderot ! Diderot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Moderní řízení'] </text:p>
          </table:table-cell>
          <table:table-cell office:value-type="string" calcext:value-type="string">
            <text:p><text:s/>typologii , která vždy potřebuje pochválit , začala : „ &lt;No&gt; , moc hezké to bylo … “ V tu chvíli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'Marketing &amp; Media'] </text:p>
          </table:table-cell>
          <table:table-cell office:value-type="string" calcext:value-type="string">
            <text:p><text:s/>ze samopalu dávkami na nepřátele , co tam nebyli . &lt;No&gt; nic , Himálaje , Himálaje , vrátil se , novým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'Zahradní slavnost pro patnáct miliónů'] </text:p>
          </table:table-cell>
          <table:table-cell office:value-type="string" calcext:value-type="string">
            <text:p><text:s/>ekonomické podmínky jsou pořád ještě lepší v západní Evropě . &lt;No&gt; a na to já skáču metr do stropu , protože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Moje psychologie'] </text:p>
          </table:table-cell>
          <table:table-cell office:value-type="string" calcext:value-type="string">
            <text:p><text:s/>daleko , tak jsem si řekl , proč ne . &lt;No&gt; a vyhrál jsem svoji kategorii . Řekl jsem si ,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'Moje psychologie'] </text:p>
          </table:table-cell>
          <table:table-cell office:value-type="string" calcext:value-type="string">
            <text:p><text:s/>mi tak ublížil ? “ namítne nazlobeně Zdeňka . „ &lt;No&gt; , spravedlivý by opravdu bylo neodpustit , ale k čemu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'Rodina a škola'] </text:p>
          </table:table-cell>
          <table:table-cell office:value-type="string" calcext:value-type="string">
            <text:p><text:s/>zase jednou s vybízivým gestem na svého syna : „ &lt;No&gt; tak , pusť už se do toho konečně ! “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'Computer'] </text:p>
          </table:table-cell>
          <table:table-cell office:value-type="string" calcext:value-type="string">
            <text:p><text:s/>charakteristiky nezná , takže data zobrazí v šestnáctkové soustavě . &lt;No&gt; , a převést jeden jediný bajt z šestnáctkové do desítkové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'Mladá fronta DNES'] </text:p>
          </table:table-cell>
          <table:table-cell office:value-type="string" calcext:value-type="string">
            <text:p><text:s/>v noci ze soboty na neděli v Paříži . Deska &lt;No&gt; Quarter - Unledded , která se začne prodávat 8 .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['Mladá fronta DNES'] </text:p>
          </table:table-cell>
          <table:table-cell office:value-type="string" calcext:value-type="string">
            <text:p><text:s/>rameny a dodá , zatímco kamera pořád jede : " &lt;No&gt; jo . Maminka mi vždycky říkala , Jaromíre , když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'Týden'] </text:p>
          </table:table-cell>
          <table:table-cell office:value-type="string" calcext:value-type="string">
            <text:p><text:s/>její světový názor ! A ten dnešní světový názor - &lt;no&gt; , nevím . A není to tak , že ničením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Mladá fronta DNES'] </text:p>
          </table:table-cell>
          <table:table-cell office:value-type="string" calcext:value-type="string">
            <text:p><text:s/>roku vznikl v plzeňském studiu Accent druhý maxisingl Undisco Show &lt;No&gt; . 2 , který je - stejně jako první -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['Reflex'] </text:p>
          </table:table-cell>
          <table:table-cell office:value-type="string" calcext:value-type="string">
            <text:p><text:s/>na ramenou . - Je pravda , že kouříte ? &lt;No&gt; ... možná mě někde viděli , jak jsem si z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'Týden'] </text:p>
          </table:table-cell>
          <table:table-cell office:value-type="string" calcext:value-type="string">
            <text:p><text:s/>Prague Business Journal minulý týden ( Vol . 3 , &lt;No&gt; . 31 ) tvrdí , že rozdíl mezi ekonomikami Č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['Mladá fronta DNES'] </text:p>
          </table:table-cell>
          <table:table-cell office:value-type="string" calcext:value-type="string">
            <text:p><text:s/>Rychlík . A koho to asi mělo napadnout ? " &lt;No&gt; asi mě , máte pravdu . " Thákurova poselství neztrácejí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'Reflex'] </text:p>
          </table:table-cell>
          <table:table-cell office:value-type="string" calcext:value-type="string">
            <text:p><text:s/>trochu Marťan . - Prý jste tři dny nespal ... &lt;No&gt; , začalo to nočním letem z Los Angeles do New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'Lidové noviny'] </text:p>
          </table:table-cell>
          <table:table-cell office:value-type="string" calcext:value-type="string">
            <text:p><text:s/>v Seznamu jsou mladí a hodně přemýšliví . Jsou to &lt;no&gt; - meni , jinými slovy mají ke všemu nějaký pindy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'Mladá fronta DNES'] </text:p>
          </table:table-cell>
          <table:table-cell office:value-type="string" calcext:value-type="string">
            <text:p><text:s/>funkci v oddílu a vypadalo to , že skončím . &lt;No&gt; ale sezonu jsem dochytal dobře , tak mi nakonec řekli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Mladá fronta DNES'] </text:p>
          </table:table-cell>
          <table:table-cell office:value-type="string" calcext:value-type="string">
            <text:p><text:s/>? Sádlo je klíč k bohatství . Nebo saldo ? &lt;No&gt; jak se to vezme . Kdo chce být rychle milionářem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Právo'] </text:p>
          </table:table-cell>
          <table:table-cell office:value-type="string" calcext:value-type="string">
            <text:p><text:s/>si poprvé řekla , že bych chtěla být zpěvačkou . &lt;No&gt; a proč zrovna řecký folkór ? To už je dáno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'Lidové noviny'] </text:p>
          </table:table-cell>
          <table:table-cell office:value-type="string" calcext:value-type="string">
            <text:p><text:s/>v Anglii se to strašně řeže , v Německu - &lt;no&gt; , nevím . A Tomáš je už teď velký fotbalista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Lidové noviny'] </text:p>
          </table:table-cell>
          <table:table-cell office:value-type="string" calcext:value-type="string">
            <text:p><text:s/>LN : Jednoduché asi nebylo ani běžky správně namazat ... &lt;No&gt; právě . Tentokrát s námi necestoval servisman Pešina a můj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'Mladá fronta DNES'] </text:p>
          </table:table-cell>
          <table:table-cell office:value-type="string" calcext:value-type="string">
            <text:p><text:s/>Lidé jídlům ze stánků věří povětšinou jen částečně . " &lt;No&gt; , musím mít opravdu hlad , abych si v nich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Hospodářské noviny'] </text:p>
          </table:table-cell>
          <table:table-cell office:value-type="string" calcext:value-type="string">
            <text:p><text:s/>oceánské hladiny , rozpoznávat už v zárodku El Ni ¯ &lt;no&gt; ještě než stačí vzdout smrtonosné vlny v Pacifiku , měřit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'Reflex'] </text:p>
          </table:table-cell>
          <table:table-cell office:value-type="string" calcext:value-type="string">
            <text:p><text:s/>klopě vadnou dívám se okolo po stínech : Kterou ? &lt;No&gt; přeci žádnou Vracím se pomalu nahoru Cestou potkávám ty ,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'Hospodářské noviny'] </text:p>
          </table:table-cell>
          <table:table-cell office:value-type="string" calcext:value-type="string">
            <text:p><text:s/>Velké škody však zatím na sebe nechávají čekat . " &lt;No&gt; , no " říká Leonardo Leardini , starší majitel jednoho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Mladá fronta DNES'] </text:p>
          </table:table-cell>
          <table:table-cell office:value-type="string" calcext:value-type="string">
            <text:p><text:s/>bude jednou záchranářem , to však ještě neví . " &lt;No&gt; budu o tom přemýšlet , ale vážně ještě netuším ,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Mladá fronta DNES'] </text:p>
          </table:table-cell>
          <table:table-cell office:value-type="string" calcext:value-type="string">
            <text:p><text:s/>měl najít . Kdy se na ni můžeme těšit ? &lt;No&gt; , já se o ni bavím , jako by už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'Lidové noviny'] </text:p>
          </table:table-cell>
          <table:table-cell office:value-type="string" calcext:value-type="string">
            <text:p><text:s/>jsem to nikomu neřekl . Rozhodnu se podle situace . &lt;No&gt; , když tě nic nebolí ... Nebolí . Navíc jsme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'Mladá fronta DNES'] </text:p>
          </table:table-cell>
          <table:table-cell office:value-type="string" calcext:value-type="string">
            <text:p><text:s/>nových pracovníků a hlavně umožnili úvazky na dobu určitou . &lt;No&gt; a u nás se třeba úvazky na dobu určitou zakazují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Mladá fronta DNES'] </text:p>
          </table:table-cell>
          <table:table-cell office:value-type="string" calcext:value-type="string">
            <text:p><text:s/>. Derby je jednou do roka a Liga mistrů ... &lt;No&gt; , vlastně také jednou do roka , ale Slavia je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Mladá fronta DNES'] </text:p>
          </table:table-cell>
          <table:table-cell office:value-type="string" calcext:value-type="string">
            <text:p><text:s/>Issa , Martina Balogová nebo Davide Mattioli vystoupí na koncertu &lt;No&gt; Smoking Music v Mladé Boleslavi . Vystoupení na podporu boj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['Mladá fronta DNES'] </text:p>
          </table:table-cell>
          <table:table-cell office:value-type="string" calcext:value-type="string">
            <text:p><text:s/>vášnivý sběratel a pro tyhle staré věci mám slabost . &lt;No&gt; a hned z toho udělali rozkrádání socialistického majetku , "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Mladá fronta DNES'] </text:p>
          </table:table-cell>
          <table:table-cell office:value-type="string" calcext:value-type="string">
            <text:p><text:s/>odpověděl Evžen Delong . Co to znamená ? " &lt;No&gt; , museli bychom za něj dostat dva Pletky , 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'Právo'] </text:p>
          </table:table-cell>
          <table:table-cell office:value-type="string" calcext:value-type="string">
            <text:p><text:s/>skřípěním zubů obchodnímu partnerovi s milým úsměvem sdělit : " &lt;No&gt; problem " . Z osobní zkušenosti mohu říci , že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'Romano hangos'] </text:p>
          </table:table-cell>
          <table:table-cell office:value-type="string" calcext:value-type="string">
            <text:p><text:s/>bylinkářka taková . ( smích ) Letos to bylo ... &lt;no&gt; , zase onemocněl a furt se tahal do Bystrice ,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Lidové noviny'] </text:p>
          </table:table-cell>
          <table:table-cell office:value-type="string" calcext:value-type="string">
            <text:p><text:s/>někde tisknout program , a tak jsem založil noviny . &lt;No&gt; a tady máme investigativní časopis , v němž informujeme o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Mladá fronta DNES'] </text:p>
          </table:table-cell>
          <table:table-cell office:value-type="string" calcext:value-type="string">
            <text:p><text:s/>: " Pánové , že budete takhle důsledně vyšetřovat , &lt;no&gt; takhle jsme si to nepředstavovali ! " Útvar pro odhalování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Parlamentní listy'] </text:p>
          </table:table-cell>
          <table:table-cell office:value-type="string" calcext:value-type="string">
            <text:p><text:s/>jsem zpívala v různých sborech , jezdila po Evropě . &lt;No&gt; a také jsem coby čtyřletá vystupovala v kabaretu U svatého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'Lidové noviny'] </text:p>
          </table:table-cell>
          <table:table-cell office:value-type="string" calcext:value-type="string">
            <text:p><text:s/>, špacírkami . Vcelku případné . Možná až moc . &lt;No&gt; , pořád lepší , než kdyby jim dal třeba křišťálové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'Metro'] </text:p>
          </table:table-cell>
          <table:table-cell office:value-type="string" calcext:value-type="string">
            <text:p><text:s/>tím přestat . Kdo to byl Velkej Z . ? &lt;No&gt; , ptáte se toho správného člověka . Z . byl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Mladá fronta DNES'] </text:p>
          </table:table-cell>
          <table:table-cell office:value-type="string" calcext:value-type="string">
            <text:p><text:s/>něj doporučí i ve školce . Načež maminka řekne - &lt;no&gt; jo , on se do školy hrozně těší a má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'Mladá fronta DNES'] </text:p>
          </table:table-cell>
          <table:table-cell office:value-type="string" calcext:value-type="string">
            <text:p><text:s/>. letech začínající rockové kapely . Kapela ve stadiu dospělosti &lt;No&gt; Name sem přijeli 2 . ledna 2008 . Během předchozíh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['Mladá fronta DNES'] </text:p>
          </table:table-cell>
          <table:table-cell office:value-type="string" calcext:value-type="string">
            <text:p><text:s/>když se jednou nebo dvakrát netrefím . Neskóroval jsem , &lt;no&gt; a co ? V odvetě to napravím . " Jenže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'Mladá fronta DNES'] </text:p>
          </table:table-cell>
          <table:table-cell office:value-type="string" calcext:value-type="string">
            <text:p><text:s/>dobře a jen čekal , kdy mě trenéři vypustí . &lt;No&gt; a odskákala to Mladá Boleslav , i když hrála dobře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Metro'] </text:p>
          </table:table-cell>
          <table:table-cell office:value-type="string" calcext:value-type="string">
            <text:p><text:s/>. Dále chceme rozšířit a obohatit naši edici limitované kolekce &lt;NO&gt; . fashion , na které pracujeme se Štěpánem . Uvažujeme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'Mladá fronta DNES'] </text:p>
          </table:table-cell>
          <table:table-cell office:value-type="string" calcext:value-type="string">
            <text:p><text:s/>potom ? Přes vaši obec vede jen jedna silnice , &lt;no&gt; , silnička ... Přesná čísla k dispozici zatím nemáme ,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'Mladá fronta DNES'] </text:p>
          </table:table-cell>
          <table:table-cell office:value-type="string" calcext:value-type="string">
            <text:p><text:s/>že zachraňujete firmu , která je jakýmsi rodinným stříbrem ? &lt;No&gt; , tak především je třeba si uvědomit , zda je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'Právo'] </text:p>
          </table:table-cell>
          <table:table-cell office:value-type="string" calcext:value-type="string">
            <text:p><text:s/>, co budeme moci , " předesílal tehdy . " &lt;No&gt; a vidíte . Sedím tady po pěti letech . Nejsem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Hospodářské noviny'] </text:p>
          </table:table-cell>
          <table:table-cell office:value-type="string" calcext:value-type="string">
            <text:p><text:s/>takže kdo by sem posílal nějaké hvězdy , že ? &lt;No&gt; a když si propojíme hypotézu o trpaslících s teorií 3M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Právo'] </text:p>
          </table:table-cell>
          <table:table-cell office:value-type="string" calcext:value-type="string">
            <text:p><text:s/>Václavu Klausovi . Předpokládám , že jste Tošenovskému fandil . &lt;No&gt; fandil . Já jsem nepatřil k jeho nejbližšímu okolí ,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'Mladá fronta DNES'] </text:p>
          </table:table-cell>
          <table:table-cell office:value-type="string" calcext:value-type="string">
            <text:p><text:s/>že druhá strana tahala králíky z igelitky strýčka Vika . &lt;No&gt; a jestli chcete příklad ze současnosti , zeptejte se vašeho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Mladá fronta DNES'] </text:p>
          </table:table-cell>
          <table:table-cell office:value-type="string" calcext:value-type="string">
            <text:p><text:s/>pak . Novou vládu sestavuje ČSSD . S kým ? &lt;No&gt; třeba právě s ODS , i když dneska říkají něco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'Mladá fronta DNES'] </text:p>
          </table:table-cell>
          <table:table-cell office:value-type="string" calcext:value-type="string">
            <text:p><text:s/>na které se nezapomíná . Michal Kolařík redaktor MF DNES &lt;No&gt; , Den dětí asi oslavím . Ale ještě netuším jak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Lidové noviny'] </text:p>
          </table:table-cell>
          <table:table-cell office:value-type="string" calcext:value-type="string">
            <text:p><text:s/>oponují mu spolužáci . Ale Kryštof se nedá : „ &lt;No&gt; právě , já jim to vysvětlím a oni pak budou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'Lidové noviny'] </text:p>
          </table:table-cell>
          <table:table-cell office:value-type="string" calcext:value-type="string">
            <text:p><text:s/>psát zprávy a mně to ještě pořád moc nedocházelo , &lt;no&gt; a když mě pozval na večeři , tak už mi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Mladá fronta DNES'] </text:p>
          </table:table-cell>
          <table:table-cell office:value-type="string" calcext:value-type="string">
            <text:p><text:s/>hvězdou festivalového čtvrtka . Největší hvězdy letos budou energičtí Faith &lt;No&gt; More Nakonec se svého velkého a zasloužilého jména dočkali i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['Mladá fronta DNES'] </text:p>
          </table:table-cell>
          <table:table-cell office:value-type="string" calcext:value-type="string">
            <text:p><text:s/>chvilka , přivaří tam plát oceli a je to . &lt;NO&gt; JO , ale teď to neplave ! A co byste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'Mladá fronta DNES'] </text:p>
          </table:table-cell>
          <table:table-cell office:value-type="string" calcext:value-type="string">
            <text:p><text:s/>Bikeři končí sezonu Karlovarský spolek A . M . bike &lt;no&gt; limits již pojedenácté připravil tradiční XC akci na závěr sezony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['Respekt'] </text:p>
          </table:table-cell>
          <table:table-cell office:value-type="string" calcext:value-type="string">
            <text:p><text:s/>lehce samolibým úsměvem zamumlám pod „ vousy “ : „ &lt;No&gt; jo , milí zlatí , já jsem si těch pár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'Mladá fronta DNES'] </text:p>
          </table:table-cell>
          <table:table-cell office:value-type="string" calcext:value-type="string">
            <text:p><text:s/>stranou přece nemusí být oponent zprava , ale komunisté . &lt;No&gt; , to ano . Ale to je přece rozdíl .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'Mladá fronta DNES'] </text:p>
          </table:table-cell>
          <table:table-cell office:value-type="string" calcext:value-type="string">
            <text:p><text:s/>, bylo to blízko takové té koksovny na rohu , &lt;no&gt; ... Karolina se jmenovala . Tam byla kavárna a já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'Reflex'] </text:p>
          </table:table-cell>
          <table:table-cell office:value-type="string" calcext:value-type="string">
            <text:p><text:s/>mnou , ha ha , jak se mnou laškuje , &lt;no&gt; tak dobře , já půjdu k vám do lóže .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'Mladá fronta DNES'] </text:p>
          </table:table-cell>
          <table:table-cell office:value-type="string" calcext:value-type="string">
            <text:p><text:s/>MALÁ SKÁLA Michal Hrůza , Plavci , Aneta Langerová , &lt;No&gt; Name , Jiří Schmitzer . To jsou některá lákadla chystanéh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['Mladá fronta DNES'] </text:p>
          </table:table-cell>
          <table:table-cell office:value-type="string" calcext:value-type="string">
            <text:p><text:s/>Kuniak . To si ale kronikářka nenechá líbit : „ &lt;No&gt; heleďte , starosto , člověk se musí zasmát . A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'Právo'] </text:p>
          </table:table-cell>
          <table:table-cell office:value-type="string" calcext:value-type="string">
            <text:p><text:s/>fanoušků , jsou v nominaci Celeste Buckingham , Elán a &lt;No&gt; Name . Objev roku vzejde z trojice Elis , Jele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['Reflex'] </text:p>
          </table:table-cell>
          <table:table-cell office:value-type="string" calcext:value-type="string">
            <text:p><text:s/>slangově kalaš . Umíte rusky , mládenče ? Ne ? &lt;No&gt; to máte kliku . My jsme se ruštinu museli učit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E15'] </text:p>
          </table:table-cell>
          <table:table-cell office:value-type="string" calcext:value-type="string">
            <text:p><text:s/>. @ DusanKutner Vláda chce zákaz kouření v restauracích . &lt;No&gt; pokud si v některých podnicích neumyjou i okna , tak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Haló noviny'] </text:p>
          </table:table-cell>
          <table:table-cell office:value-type="string" calcext:value-type="string">
            <text:p><text:s/>utrhne a budu s tím muset začít něco dělat . &lt;No&gt; , dnes ještě ne . Představuje se Štramberk – město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'Reflex'] </text:p>
          </table:table-cell>
          <table:table-cell office:value-type="string" calcext:value-type="string">
            <text:p><text:s/>to jsou Pornooscaři , to je rozdíl ... “ „ &lt;No&gt; a co !! Mám je hezky na poličce a jsou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'Týden'] </text:p>
          </table:table-cell>
          <table:table-cell office:value-type="string" calcext:value-type="string">
            <text:p><text:s/>, Jan Pinkava na to v rozhovorech reagoval stoickým „ &lt;No&gt; comment “ . Rozpracovaného filmu se ujal Brad Bird ,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['Haló noviny'] </text:p>
          </table:table-cell>
          <table:table-cell office:value-type="string" calcext:value-type="string">
            <text:p><text:s/>si někdy připadám až jako knihomol ( úsměv ) . &lt;No&gt; a baví mě omalovánky všeho druhu . Takže tím ,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Mladá fronta DNES'] </text:p>
          </table:table-cell>
          <table:table-cell office:value-type="string" calcext:value-type="string">
            <text:p><text:s/>. Ve 22 . 22 proběhne tradiční slavnostní ohňostroj . &lt;No&gt; Name K hlavním hvězdám letošního zahájení lázeňské sezony v Teplicích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['Mladá fronta DNES'] </text:p>
          </table:table-cell>
          <table:table-cell office:value-type="string" calcext:value-type="string">
            <text:p><text:s/>jsem začala pátrat a hledat , z kterého konkrétně . &lt;No&gt; a následně jsem ho po částech , podle toho ,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Právo'] </text:p>
          </table:table-cell>
          <table:table-cell office:value-type="string" calcext:value-type="string">
            <text:p><text:s/>to bylo s Dubčekem . A on povídá : „ &lt;No&gt; tam u vás neříkají úplnou pravdu . Máte to zkreslené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Hospodářské noviny'] </text:p>
          </table:table-cell>
          <table:table-cell office:value-type="string" calcext:value-type="string">
            <text:p><text:s/>nezřídí stipendia , aby se studovalo jeho dílo ? „ &lt;No&gt; to můžeme udělat taky , “ odpoví tónem vyjednavače ,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Deník N'] </text:p>
          </table:table-cell>
          <table:table-cell office:value-type="string" calcext:value-type="string">
            <text:p><text:s/>sobě , že jsem jednak chytrý , jednak odolný . &lt;No&gt; a toho vtahování do těchto zápasů není zrovna málo .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Týdeník Echo'] </text:p>
          </table:table-cell>
          <table:table-cell office:value-type="string" calcext:value-type="string">
            <text:p><text:s/>historické téma , humanistické poselství a dostatečně vlídné podání . &lt;No&gt; ... Ta „ oscarovost “ – netvrdím nutně , že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'Právo'] </text:p>
          </table:table-cell>
          <table:table-cell office:value-type="string" calcext:value-type="string">
            <text:p><text:s/>i po tolika volbách , které pro KSČM nedopadly ? &lt;No&gt; comment . Je pro vás výsledek varovným signálem před sněmovními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['Reflex'] </text:p>
          </table:table-cell>
          <table:table-cell office:value-type="string" calcext:value-type="string">
            <text:p><text:s/>, jehož bizarním přikázáním je Prymulovo „ no music , &lt;no&gt; singing “ , jsme oslovili několik zpěváků s logickou otázkou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['Týdeník Echo'] </text:p>
          </table:table-cell>
          <table:table-cell office:value-type="string" calcext:value-type="string">
            <text:p><text:s/>podraz . Nic jiného těm lidem snad ani nezbývá . &lt;No&gt; Sudden Move má hodně z noir filmu – hrdinové nejsou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['Haló noviny'] </text:p>
          </table:table-cell>
          <table:table-cell office:value-type="string" calcext:value-type="string">
            <text:p><text:s/>výstavných a zdobených hrobek , například na historickém Lafayette Cemetery &lt;No&gt; . 1 . Založen byl v roce 1833 . I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['A2'] </text:p>
          </table:table-cell>
          <table:table-cell office:value-type="string" calcext:value-type="string">
            <text:p><text:s/>takže nejdřív ano , a pak zas hnedka ne ? &lt;No&gt; jo , to je celá vona ! – No dovolt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['Metro'] </text:p>
          </table:table-cell>
          <table:table-cell office:value-type="string" calcext:value-type="string">
            <text:p><text:s/>je to dřina ... tak jo , povídám . „ &lt;No&gt; jo , ale on chce chytat ! “ Zavrávoral jsem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Prostějovský týden'] </text:p>
          </table:table-cell>
          <table:table-cell office:value-type="string" calcext:value-type="string">
            <text:p><text:s/>a uprostřed lesa na ně začal volat muž : " &lt;No&gt; konečně , už tady čekám půl hodiny , kam mám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'Chlumecké listy'] </text:p>
          </table:table-cell>
          <table:table-cell office:value-type="string" calcext:value-type="string">
            <text:p><text:s/>ni postaráme . Odvezu ji k tetě na venkov , &lt;no&gt; až se to narodí , tak uvidíme . Nějak bylo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Deníky Bohemia'] </text:p>
          </table:table-cell>
          <table:table-cell office:value-type="string" calcext:value-type="string">
            <text:p><text:s/>Měl jsem ho rád , byl mým opravdovým přítelem . &lt;No&gt; a práce s tím , podobně jako během samotné sumarizace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'Deníky Bohemia'] </text:p>
          </table:table-cell>
          <table:table-cell office:value-type="string" calcext:value-type="string">
            <text:p><text:s/>Byl prima oběd , kuře s nádivkou a brambory , &lt;no&gt; od maminky ... V Broumově v neděli sněžilo , byla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'Deníky Bohemia'] </text:p>
          </table:table-cell>
          <table:table-cell office:value-type="string" calcext:value-type="string">
            <text:p><text:s/>? - Proč si to myslíte , pane ? - &lt;No&gt; , protože právě před chvílí plavala okolo okénka chobotnice !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'Deníky Bohemia'] </text:p>
          </table:table-cell>
          <table:table-cell office:value-type="string" calcext:value-type="string">
            <text:p><text:s/>nesmíme zklamat , čeká se od nás jen vítězství . &lt;No&gt; právě . Budete vy osobně v případě nominace nervózní ?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'Deníky Bohemia'] </text:p>
          </table:table-cell>
          <table:table-cell office:value-type="string" calcext:value-type="string">
            <text:p><text:s/>a mastíme na playstationu poker . Kdo je úspěšnější ? &lt;No&gt; , samozřejmě já . Milan mi dluží už 80 euro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'Deníky Bohemia'] </text:p>
          </table:table-cell>
          <table:table-cell office:value-type="string" calcext:value-type="string">
            <text:p><text:s/>Gujda , v současné době nezaměstnaný , Mostecko 1 . &lt;No&gt; jasně , letos půjdu . Líbí se mi program toho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'Deníky Bohemia'] </text:p>
          </table:table-cell>
          <table:table-cell office:value-type="string" calcext:value-type="string">
            <text:p><text:s/>koncert , co letní parket nepamatuje Paběnice - Slovenská kapela &lt;No&gt; Name se na svém turné objeví také v Paběnicích .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['Deníky Bohemia'] </text:p>
          </table:table-cell>
          <table:table-cell office:value-type="string" calcext:value-type="string">
            <text:p><text:s/>vše předvídatelné . Zima je pro mnohé příjemný evergreen . &lt;No&gt; , a to nadávaní lze využít na jiné věci .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Deníky Bohemia'] </text:p>
          </table:table-cell>
          <table:table-cell office:value-type="string" calcext:value-type="string">
            <text:p><text:s/>to nakoplo a na Starý Panoramě to všem předvedem ! &lt;No&gt; a deska je v přípravě , určitě o sobě dáme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Deníky Bohemia'] </text:p>
          </table:table-cell>
          <table:table-cell office:value-type="string" calcext:value-type="string">
            <text:p><text:s/>: I křížák , takže si to můžeš opravovat , &lt;no&gt; je s tim hrozná sranda . Jak se závod boduje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Deníky Bohemia'] </text:p>
          </table:table-cell>
          <table:table-cell office:value-type="string" calcext:value-type="string">
            <text:p><text:s/>do pořádku , blbec by měl zůstat radši doma ! &lt;No&gt; nebyli ti naši předkové geniální ? O hrazeném stání uvažuje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Deníky Bohemia'] </text:p>
          </table:table-cell>
          <table:table-cell office:value-type="string" calcext:value-type="string">
            <text:p><text:s/>. Čekali jste , že Sigmu tak lehce přejedete ? &lt;No&gt; právě , že ani ne . Měli jsme nějaké šance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'Deníky Bohemia'] </text:p>
          </table:table-cell>
          <table:table-cell office:value-type="string" calcext:value-type="string">
            <text:p><text:s/>minulého týden umístila až na pátém místě . Romantická komedie &lt;No&gt; Reservation s Catherinou Zeta - Jones vydělala 11 milionů dolarů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['Deníky Bohemia'] </text:p>
          </table:table-cell>
          <table:table-cell office:value-type="string" calcext:value-type="string">
            <text:p><text:s/>my . Risknul jsem to a zahartusil na ni : &lt;No&gt; , to je dost ! Už se po vás sháníme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'Deníky Bohemia'] </text:p>
          </table:table-cell>
          <table:table-cell office:value-type="string" calcext:value-type="string">
            <text:p><text:s/>do své jubilejní desáté sezony ve Světovém poháru . " &lt;No&gt; paráda , budu vypadat jako starouš , " směje se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'Deníky Bohemia'] </text:p>
          </table:table-cell>
          <table:table-cell office:value-type="string" calcext:value-type="string">
            <text:p><text:s/>půdě vám ale " zhořkla " i ve Slavii ... &lt;No&gt; právě . Musímebýt lepší než na Arsenalu . V čem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'Deníky Moravia'] </text:p>
          </table:table-cell>
          <table:table-cell office:value-type="string" calcext:value-type="string">
            <text:p><text:s/>a zdokonalit jejich hráčské dovednosti , což bylo třeba . &lt;No&gt; , neznám kapelu , které by studio u blížilo ,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'Deníky Moravia'] </text:p>
          </table:table-cell>
          <table:table-cell office:value-type="string" calcext:value-type="string">
            <text:p><text:s/>jste také strávil v zahraničních soutěžích dost dlouhou dobu ... &lt;No&gt; jo , nějakých 13 sezon . ( smích ) Já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'Deníky Moravia'] </text:p>
          </table:table-cell>
          <table:table-cell office:value-type="string" calcext:value-type="string">
            <text:p><text:s/>minulosti totiž cena obilí obvykle ve sklizni klesala , protože &lt;no&gt; vá úroda doplnila zásoby a vyrovnala tak poptávku s nabídkou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['Deníky Bohemia'] </text:p>
          </table:table-cell>
          <table:table-cell office:value-type="string" calcext:value-type="string">
            <text:p><text:s/>jediná možnost , jak zachovat tvář a obyčejnou slušnost . &lt;No&gt; , nepřekvapili tito do buoucna odepsaní politici , včetně koaličních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Deníky Bohemia'] </text:p>
          </table:table-cell>
          <table:table-cell office:value-type="string" calcext:value-type="string">
            <text:p><text:s/>synovi poníka . Později jsem pořídil ještě parkurové koně , &lt;no&gt; a k dostihům už to byl jen krok . Sám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Deníky Bohemia'] </text:p>
          </table:table-cell>
          <table:table-cell office:value-type="string" calcext:value-type="string">
            <text:p><text:s/>zeptal , zda by mi nechtěl něco říct : " &lt;No&gt; jo , já jsem mámu zapomněl na chodníku . "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'Deníky Bohemia'] </text:p>
          </table:table-cell>
          <table:table-cell office:value-type="string" calcext:value-type="string">
            <text:p><text:s/>. A do vězení se dostal celkem třináctkrát . " &lt;No&gt; co jsem měl dělat ? " ptá se . Kradl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Deníky Bohemia'] </text:p>
          </table:table-cell>
          <table:table-cell office:value-type="string" calcext:value-type="string">
            <text:p><text:s/>* Karla : Jaké máte další koníčky ? Whitegg : &lt;No&gt; George mě právě přemlouvá , abych odpověděl , neb je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Deníky Moravia'] </text:p>
          </table:table-cell>
          <table:table-cell office:value-type="string" calcext:value-type="string">
            <text:p><text:s/>na festival . Co vás čeká v dalších dnech ? &lt;No&gt; , budu nad tím sedět a číst všechny materiály .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Deníky Moravia'] </text:p>
          </table:table-cell>
          <table:table-cell office:value-type="string" calcext:value-type="string">
            <text:p><text:s/>. Mám - li srovnat naše a vaše studenty ... &lt;no&gt; , mladí lidé jsou mladí lidé , je to všude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Deníky Moravia'] </text:p>
          </table:table-cell>
          <table:table-cell office:value-type="string" calcext:value-type="string">
            <text:p><text:s/>a naopak motivují lidi k páchání trestné činnosti . no &lt;no&gt; , včera 16 : 33 Taxikáři jsou zvláštní lidé .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'Deníky Moravia'] </text:p>
          </table:table-cell>
          <table:table-cell office:value-type="string" calcext:value-type="string">
            <text:p><text:s/>28 hodinách jsi v Brodě . Jednoduché , že . &lt;No&gt; , kdyby letiště v Brodě nepřijímalo , tak musíš vystoupit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Deníky Moravia'] </text:p>
          </table:table-cell>
          <table:table-cell office:value-type="string" calcext:value-type="string">
            <text:p><text:s/>žebříčku skončila na třetí pozici v disciplíně DNF ( dynamic &lt;no&gt; fins ) a stejného úspěchu dosáhla i v disciplíně CW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['Deníky Bohemia'] </text:p>
          </table:table-cell>
          <table:table-cell office:value-type="string" calcext:value-type="string">
            <text:p><text:s/>alkoholu . Aby se nikdo nemohl opít . Iveta : &lt;No&gt; , tak půjde do jedné hospody , tam mu nalejou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Deníky Bohemia'] </text:p>
          </table:table-cell>
          <table:table-cell office:value-type="string" calcext:value-type="string">
            <text:p><text:s/>nejen tříbí náš intelekt , ale i duševní schopnosti . &lt;No&gt; , neberte to ! Vaše recepty Kuře po anglicku Suroviny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'Deníky Bohemia'] </text:p>
          </table:table-cell>
          <table:table-cell office:value-type="string" calcext:value-type="string">
            <text:p><text:s/>probádanou , ale často zmiňovanou chůzi po hladině . „ &lt;No&gt; my na rozdíl od ostatních jsme naše plavidlo připravovali až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Deníky Bohemia'] </text:p>
          </table:table-cell>
          <table:table-cell office:value-type="string" calcext:value-type="string">
            <text:p><text:s/>vlasy nebo naopak . Konečně se najde vhodná místnost , &lt;no&gt; a pak už záleží na každém jednotlivci . Samozřejmě ,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Deníky Bohemia'] </text:p>
          </table:table-cell>
          <table:table-cell office:value-type="string" calcext:value-type="string">
            <text:p><text:s/>pravděpodobně mnozí moc dobře vědí , jak to dopadne . &lt;No&gt; možná i my to budeme vědět už zítra . Bylo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'Jihlavské listy'] </text:p>
          </table:table-cell>
          <table:table-cell office:value-type="string" calcext:value-type="string">
            <text:p><text:s/>, abych ji ještě po cestě do nemocnice nevypil . &lt;No&gt; sem tam jsem si za křoviskem lokl , ale pořád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'Deníky Moravia'] </text:p>
          </table:table-cell>
          <table:table-cell office:value-type="string" calcext:value-type="string">
            <text:p><text:s/>po rohovém kopu trefil Macko tyč brněnské branky . „ &lt;No&gt; , zavřel jsem oči . Kdybych je nezavřel , tak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Týdeník Sokolovska'] </text:p>
          </table:table-cell>
          <table:table-cell office:value-type="string" calcext:value-type="string">
            <text:p><text:s/>vyprávění Marci . „ Já jsem na to zíral . &lt;No&gt; , to je Amerika , nebo co ? Ten chlap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Deníky Bohemia'] </text:p>
          </table:table-cell>
          <table:table-cell office:value-type="string" calcext:value-type="string">
            <text:p><text:s/>nebo listopad . Hned bych se tam zpátky odstěhovala . &lt;No&gt; a další dny trávím v jižních Čechách na Jindřichohradecku .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Deníky Bohemia'] </text:p>
          </table:table-cell>
          <table:table-cell office:value-type="string" calcext:value-type="string">
            <text:p><text:s/>) , aby ho nestíhal nebo neodsoudil , jo ? &lt;No&gt; , to je pěkná pitomost ... ( 81 . 30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Deníky Bohemia'] </text:p>
          </table:table-cell>
          <table:table-cell office:value-type="string" calcext:value-type="string">
            <text:p><text:s/>, „ my máme pro strach uděláno “ . „ &lt;No&gt; dobrá , tak se nebojíte . Chtěli byste to dokázat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'Deníky Bohemia'] </text:p>
          </table:table-cell>
          <table:table-cell office:value-type="string" calcext:value-type="string">
            <text:p><text:s/>Ostravy . Každopádně mě těší se k nim přiřadit . &lt;No&gt; vidíte , na toho jsme zapomněla . Ale to už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Deníky Bohemia'] </text:p>
          </table:table-cell>
          <table:table-cell office:value-type="string" calcext:value-type="string">
            <text:p><text:s/>, kde bylo použito další krásné slovo – kočkomiska . &lt;No&gt; co , povídám manželce , asi se tu slavilo ,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'Jihlavské listy'] </text:p>
          </table:table-cell>
          <table:table-cell office:value-type="string" calcext:value-type="string">
            <text:p><text:s/>auto samo zastavuje , co pak to asi je ? &lt;No&gt; jistě , došel benzin . Tak tam stojí dvě bezradné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'Jihlavské listy'] </text:p>
          </table:table-cell>
          <table:table-cell office:value-type="string" calcext:value-type="string">
            <text:p><text:s/>říkal – Ten kluk se v pase nějak spravuje , &lt;no&gt; , je tohle vůbec možný ? Heleď na ty špeky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'Deníky Moravia'] </text:p>
          </table:table-cell>
          <table:table-cell office:value-type="string" calcext:value-type="string">
            <text:p><text:s/>že to nějak zachytil . A zachytil ? Pospíšil : &lt;No&gt; , koukám a Miro si tam kreslí na papír panáčka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Deníky Moravia'] </text:p>
          </table:table-cell>
          <table:table-cell office:value-type="string" calcext:value-type="string">
            <text:p><text:s/>životních nákladech , reformě , zdražování a živočišném uhlí . &lt;No&gt; znáte to , byl to vtip . Proč o tom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'Deníky Moravia'] </text:p>
          </table:table-cell>
          <table:table-cell office:value-type="string" calcext:value-type="string">
            <text:p><text:s/>. Někdo by mohl říct , že je vykrádáš ... &lt;No&gt; , v první řadě nikomu nic neupírám . Je -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'Deníky Bohemia'] </text:p>
          </table:table-cell>
          <table:table-cell office:value-type="string" calcext:value-type="string">
            <text:p><text:s/>zodpovědněji , bohužel se nám nepodařilo proměnit několik šancí . &lt;No&gt; a udeřilo na naší straně . Zápas si Rakety pohlídaly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Deníky Bohemia'] </text:p>
          </table:table-cell>
          <table:table-cell office:value-type="string" calcext:value-type="string">
            <text:p><text:s/>Autorku oceňují i mezinárodně O jaké hře je řeč ? &lt;No&gt; , přeci o Kokkole , finské inscenaci autorky Leey Klemoly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'Deníky Bohemia'] </text:p>
          </table:table-cell>
          <table:table-cell office:value-type="string" calcext:value-type="string">
            <text:p><text:s/>1944 . Náletu se měla zúčastnit letadla ze všech křídel &lt;No&gt; . 205 Group . Jednalo se o devět značkovacích bombardérů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['Dobrý den s kurýrem'] </text:p>
          </table:table-cell>
          <table:table-cell office:value-type="string" calcext:value-type="string">
            <text:p><text:s/>dlouho nezapomene . Jana Birgusová to komentovala stručně : „ &lt;No&gt; tak to se povedlo ! “ Podobně reagoval i představitel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'Deníky Bohemia'] </text:p>
          </table:table-cell>
          <table:table-cell office:value-type="string" calcext:value-type="string">
            <text:p><text:s/>utopil ( smích ) . Takže ho teď opravujete ? &lt;No&gt; , to také , ale především dělám jinou loď .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'Deníky Bohemia'] </text:p>
          </table:table-cell>
          <table:table-cell office:value-type="string" calcext:value-type="string">
            <text:p><text:s/>nezbytné nové náhradní díly , musí je zaplatit sám . &lt;No&gt; , konečně rozumné . Nač se ještě můžeme těšit ?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Deníky Bohemia'] </text:p>
          </table:table-cell>
          <table:table-cell office:value-type="string" calcext:value-type="string">
            <text:p><text:s/>hodin František Pokorný – obojí stojí za to slyšet . &lt;No&gt; a na návštěvníky samozřejmě čeká spousta další zábavy , třeba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Deníky Bohemia'] </text:p>
          </table:table-cell>
          <table:table-cell office:value-type="string" calcext:value-type="string">
            <text:p><text:s/>být jakýkoli obrazec ? “ Zdeněk se zamyslel : „ &lt;No&gt; , některé by se tam úplně nehodily … “ Na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'Deníky Moravia'] </text:p>
          </table:table-cell>
          <table:table-cell office:value-type="string" calcext:value-type="string">
            <text:p><text:s/>volno , tak určitě vyrazím někam do bílé přírody . &lt;No&gt; a v pondělí se budu těšit na Martina Loewa ,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Deníky Moravia'] </text:p>
          </table:table-cell>
          <table:table-cell office:value-type="string" calcext:value-type="string">
            <text:p><text:s/>tom údajně v oblasti péče o děti a školství … &lt;No&gt; , zkuste se zeptat maminek , které nemůžou sehnat místo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'Deníky Bohemia'] </text:p>
          </table:table-cell>
          <table:table-cell office:value-type="string" calcext:value-type="string">
            <text:p><text:s/>liga A – 25 . kolo : Marťánci HK – &lt;No&gt; comment HK 7 : 11 , Parta HIC Pravy –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['Deníky Bohemia'] </text:p>
          </table:table-cell>
          <table:table-cell office:value-type="string" calcext:value-type="string">
            <text:p><text:s/>Netolický . Kamil Sádovský , trenér FK Kameničky : „ &lt;No&gt; , prohráli jsme vysoko , ale absolvovali jsme zápas bez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'Deníky Bohemia'] </text:p>
          </table:table-cell>
          <table:table-cell office:value-type="string" calcext:value-type="string">
            <text:p><text:s/>finanční nejistoty , navíc pojišťovny nám opožděně proplácely úhrady . &lt;No&gt; , a když už jsem měla pocit , že to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'Deníky Moravia'] </text:p>
          </table:table-cell>
          <table:table-cell office:value-type="string" calcext:value-type="string">
            <text:p><text:s/>, “ napsal Jágr na svůj facebookový profil . „ &lt;No&gt; nic , snad ví , co dělá . Byl to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'Deníky Moravia'] </text:p>
          </table:table-cell>
          <table:table-cell office:value-type="string" calcext:value-type="string">
            <text:p><text:s/>architektura a momentálně by chtěla být módní návrhářka . „ &lt;No&gt; jo , “ říkám jí , „ kdo by nechtěl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'Deníky Moravia'] </text:p>
          </table:table-cell>
          <table:table-cell office:value-type="string" calcext:value-type="string">
            <text:p><text:s/>O dvě hodiny později už na pódiu stála slovenská formace &lt;No&gt; Name . Frontman kapely Igor Timko nezapomněl popřát Bernard festu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['Deníky Bohemia'] </text:p>
          </table:table-cell>
          <table:table-cell office:value-type="string" calcext:value-type="string">
            <text:p><text:s/>K vidění bude něco i pod přehradou . Co ? &lt;No&gt; přece štola pod hrází Jablonec nad Nisou – V sobotu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Deníky Moravia'] </text:p>
          </table:table-cell>
          <table:table-cell office:value-type="string" calcext:value-type="string">
            <text:p><text:s/>dostat lístek do kina stojí za jednu prázdnou PETku ... &lt;No&gt; kdo by to nechtěl ?! Výtvarné práce sester Orlová –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Deníky Moravia'] </text:p>
          </table:table-cell>
          <table:table-cell office:value-type="string" calcext:value-type="string">
            <text:p><text:s/>sedm set a ten stříbrný smrček šest set padesát . &lt;No&gt; a ty malinké obyčejné smrčky máme každý po tři sta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Deníky Bohemia'] </text:p>
          </table:table-cell>
          <table:table-cell office:value-type="string" calcext:value-type="string">
            <text:p><text:s/>si tak vybral ? Napadlo mě alespoň deset variant . &lt;No&gt; jasně , polovina už by asi byla obsazená , ale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'Deníky Bohemia'] </text:p>
          </table:table-cell>
          <table:table-cell office:value-type="string" calcext:value-type="string">
            <text:p><text:s/>od začátku . Kdy jste poprvé přičichl k hudbě ? &lt;No&gt; tak to bylo už v jinošských letech , asi ve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'Deníky Moravia'] </text:p>
          </table:table-cell>
          <table:table-cell office:value-type="string" calcext:value-type="string">
            <text:p><text:s/>jednou za celý víkend se Lovosice nedostaly do vedení ... &lt;No&gt; díky bohu , že to takhle dopadlo . Podržela nás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'Regionální týdeník'] </text:p>
          </table:table-cell>
          <table:table-cell office:value-type="string" calcext:value-type="string">
            <text:p><text:s/>jsme byli na bedně a ještě jsme se nasmáli . &lt;No&gt; tak snad pro velký úspěch uspořádáme příští rok už konečně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Regionální týdeník'] </text:p>
          </table:table-cell>
          <table:table-cell office:value-type="string" calcext:value-type="string">
            <text:p><text:s/>regionálního a odborářského tisku . Kdopak asi převezme pouzdro ? &lt;No&gt; přece zasloužilý dopisovatel do železničářského tisku a jediný čtenář časopisu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'Deníky Moravia'] </text:p>
          </table:table-cell>
          <table:table-cell office:value-type="string" calcext:value-type="string">
            <text:p><text:s/>k nezaplacení . Asi to bude třeba trošku rozvést ... &lt;No&gt; , některé věci byly neuvěřitelné . Třeba jsem chtěl jít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Deníky Moravia'] </text:p>
          </table:table-cell>
          <table:table-cell office:value-type="string" calcext:value-type="string">
            <text:p><text:s/>pozvali . Odpověděli , že na kolejích poslouchají Odysseu . &lt;No&gt; , dojalo mě to . Dá se říci , že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Deníky Bohemia'] </text:p>
          </table:table-cell>
          <table:table-cell office:value-type="string" calcext:value-type="string">
            <text:p><text:s/>„ Řešíme jen akutní věci , lidé mají strach . &lt;No&gt; a my taky . Určitě nechceme být přenašeči onemocnění ,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Deníky Bohemia'] </text:p>
          </table:table-cell>
          <table:table-cell office:value-type="string" calcext:value-type="string">
            <text:p><text:s/>nedovolili za tři a půl minuty ani jednou skórovat . &lt;No&gt; a za celou první čtvrtinu propustili za svá záda pouze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Deníky Bohemia'] </text:p>
          </table:table-cell>
          <table:table-cell office:value-type="string" calcext:value-type="string">
            <text:p><text:s/>která je plná zákazů , opatření a omezení pohybu ? &lt;No&gt; , jsem doma …. Koukám na filmy , hraji playstation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'Deníky Bohemia'] </text:p>
          </table:table-cell>
          <table:table-cell office:value-type="string" calcext:value-type="string">
            <text:p><text:s/>z perníků nám připomenou Velikonoce našeho dětství a mládí . &lt;No&gt; neříkejte , že byste se s chutí nezakousli ? Za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Fajn život'] </text:p>
          </table:table-cell>
          <table:table-cell office:value-type="string" calcext:value-type="string">
            <text:p><text:s/>do záhonků , aby se plzáci opili a utopili . &lt;No&gt; , pár se jich chytilo . Ovšem pochopila jsem ,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Pěkné bydlení'] </text:p>
          </table:table-cell>
          <table:table-cell office:value-type="string" calcext:value-type="string">
            <text:p><text:s/>prostředí . Chladnička LG jsou navíc vybavena i funkcí Total &lt;No&gt; Frost , s níž už se nikdy nemusíte trápit nepříjemný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['Bydlení'] </text:p>
          </table:table-cell>
          <table:table-cell office:value-type="string" calcext:value-type="string">
            <text:p><text:s/>, Bezdotykový dávkovač mýdla V476 ( Helpmation ) , funkce &lt;No&gt; drip zabraňuje odkapávání mýdla , cena od 699 Kč ,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['Vlasta'] </text:p>
          </table:table-cell>
          <table:table-cell office:value-type="string" calcext:value-type="string">
            <text:p><text:s/>letí přes moře ... A kdy že to letí ? &lt;No&gt; přece : Na svatého Řehoře ! A taky : Ledy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'Vlasta'] </text:p>
          </table:table-cell>
          <table:table-cell office:value-type="string" calcext:value-type="string">
            <text:p><text:s/>ženy mávnout rukou a říct si : Její problém . &lt;No&gt; , a co ? Kdybychom si měli nechat kazit štěstí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'Blesk pro ženy'] </text:p>
          </table:table-cell>
          <table:table-cell office:value-type="string" calcext:value-type="string">
            <text:p><text:s/>zní hrozně , co ? Ale já to přiznávám . &lt;No&gt; , kde myslíte , že se to nejvíc projeví ?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Katka'] </text:p>
          </table:table-cell>
          <table:table-cell office:value-type="string" calcext:value-type="string">
            <text:p><text:s/>. „ A to je , Šárko , nekoupeš ? &lt;No&gt; jo , ono to dá hodně práce , že jo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'Esprit'] </text:p>
          </table:table-cell>
          <table:table-cell office:value-type="string" calcext:value-type="string">
            <text:p><text:s/>zpracování je odlišné . Proč vlastně tou kultovní vůní zůstává &lt;No&gt; 5 ? Protože jde o komplexní vůni . Už Gabriell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['Tina'] </text:p>
          </table:table-cell>
          <table:table-cell office:value-type="string" calcext:value-type="string">
            <text:p><text:s/>, co by se hodilo k téhle sukni ! “ &lt;No&gt; co to je ? S úsměvem mu před očima zacloumala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'Žena a život'] </text:p>
          </table:table-cell>
          <table:table-cell office:value-type="string" calcext:value-type="string">
            <text:p><text:s/>si jeho lásku a pak nasednout do kočáru a ... &lt;no&gt; , prostě dal jsem si na kuráž jednu skleničku a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Žena a život'] </text:p>
          </table:table-cell>
          <table:table-cell office:value-type="string" calcext:value-type="string">
            <text:p><text:s/>ŽIVOTNÍ láskou NA VĚKY a NIKDY na něho NEZAPOMENU ! &lt;No&gt; , na věky ... Mít dost prostoru , rád bych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Marie Claire'] </text:p>
          </table:table-cell>
          <table:table-cell office:value-type="string" calcext:value-type="string">
            <text:p><text:s/>si něco mezi klaunem , lečem a Courtney Love . &lt;No&gt; výborně , těší mě , tak to jsem já .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'Tina'] </text:p>
          </table:table-cell>
          <table:table-cell office:value-type="string" calcext:value-type="string">
            <text:p><text:s/>že jsem za hodinku odpalů spálila asi 1200 kJ . &lt;No&gt; , nevím , jestli je to hodně nebo málo ,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'MEN/WOMEN only'] </text:p>
          </table:table-cell>
          <table:table-cell office:value-type="string" calcext:value-type="string">
            <text:p><text:s/>klade jinak přízvuky , dokonce vyslovuje odlišně několik hlásek . &lt;No&gt; tady , jasně tady přímo kolem to jezdilo , Barum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'Ona DNES'] </text:p>
          </table:table-cell>
          <table:table-cell office:value-type="string" calcext:value-type="string">
            <text:p><text:s/>od sebe vzpomenete na něco , po čem vás hk &lt;No&gt; bude srdce bolet , udělte tomu také půlroční b zkušební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Žena a život'] </text:p>
          </table:table-cell>
          <table:table-cell office:value-type="string" calcext:value-type="string">
            <text:p><text:s/>, předpokládám . Neuvěřitelné ! Kouzelný věk ... Aha , &lt;no&gt; dobře . Takže pokud to chápu dobře , dneska jste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'Žena a život'] </text:p>
          </table:table-cell>
          <table:table-cell office:value-type="string" calcext:value-type="string">
            <text:p><text:s/>jako opojení pervitinem . To je šílené , ne ? &lt;No&gt; a toto opojeŽENA ní může trvat maximálně rok . To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Vlasta'] </text:p>
          </table:table-cell>
          <table:table-cell office:value-type="string" calcext:value-type="string">
            <text:p><text:s/>ptal , co tedy za to ti poskytovatelé dostanou . &lt;No&gt; ale přece ne peníze , to bychom po roce hloubání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'Žena a život'] </text:p>
          </table:table-cell>
          <table:table-cell office:value-type="string" calcext:value-type="string">
            <text:p><text:s/>může dojít k tomu , že se poohlédnete jinde ... &lt;No&gt; , nekoukejte na mě takhle . Přečetla jsem si v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'Maminka'] </text:p>
          </table:table-cell>
          <table:table-cell office:value-type="string" calcext:value-type="string">
            <text:p><text:s/>jste kluky ze školy , abyste dorazili do Prahy ? &lt;No&gt; to my v žádném případě neděláme . U nás se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Rodina DNES'] </text:p>
          </table:table-cell>
          <table:table-cell office:value-type="string" calcext:value-type="string">
            <text:p><text:s/>No jo , před dětmi je to trochu problém , &lt;no&gt; . Já jsem člověk , který mluví vcelku spisovně ,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'JOY'] </text:p>
          </table:table-cell>
          <table:table-cell office:value-type="string" calcext:value-type="string">
            <text:p><text:s/>ještě horší . A pak jsme se zase sčuchly , &lt;no&gt; . ( smích ) Takže jste měly i krize ?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'Kondice'] </text:p>
          </table:table-cell>
          <table:table-cell office:value-type="string" calcext:value-type="string">
            <text:p><text:s/>na místě . “ Ach jo . Tak jo , &lt;no&gt; . Co když mě ostatní odsoudí , když se dozví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'Rodina DNES'] </text:p>
          </table:table-cell>
          <table:table-cell office:value-type="string" calcext:value-type="string">
            <text:p><text:s/>celý svět zastavil a všechno už bude navždycky dobré . &lt;No&gt; a o tom , jak dlouho nám ta povznesená nála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Vlasta'] </text:p>
          </table:table-cell>
          <table:table-cell office:value-type="string" calcext:value-type="string">
            <text:p><text:s/>pro ni vrátí sám , až dostane ven lidi . &lt;No&gt; tak jsem musela poslechnout , i když nerada , ale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'Dieta'] </text:p>
          </table:table-cell>
          <table:table-cell office:value-type="string" calcext:value-type="string">
            <text:p><text:s/>že tentokrát bych ho nemusela zhltnout na jeden nádech . &lt;No&gt; , nestalo se tak . Prostě jsem se od Diety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'Dieta'] </text:p>
          </table:table-cell>
          <table:table-cell office:value-type="string" calcext:value-type="string">
            <text:p><text:s/>zkrátka nedají . Nevýhodou je totiž třeba to , že &lt;no&gt; poo vlasy mnohem déle schnou , a samozřejmě také dél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['Proč ne?!'] </text:p>
          </table:table-cell>
          <table:table-cell office:value-type="string" calcext:value-type="string">
            <text:p><text:s/>ale prostě jdete tam , kam vás táhne kariéra . &lt;No&gt; hard feelings . 33 . Kdy naposled vás někdo poznal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['Tina'] </text:p>
          </table:table-cell>
          <table:table-cell office:value-type="string" calcext:value-type="string">
            <text:p><text:s/>a lidi si představují , jak jsou herci bohatí . &lt;No&gt; právě ! Neuvědomují si , že třeba celé dva měsíce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'Tina'] </text:p>
          </table:table-cell>
          <table:table-cell office:value-type="string" calcext:value-type="string">
            <text:p><text:s/>milého , ale zároveň taky eň smutného a tragického . &lt;No&gt; , je to o , e život , život tak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'Story'] </text:p>
          </table:table-cell>
          <table:table-cell office:value-type="string" calcext:value-type="string">
            <text:p><text:s/>, to jsou ceny , no to je hrůza , &lt;no&gt; to je nadělení " , začala lamentovat a překotně se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'Story'] </text:p>
          </table:table-cell>
          <table:table-cell office:value-type="string" calcext:value-type="string">
            <text:p><text:s/>zmíněnou roli . Connery uspěl na celé čáře . Doktor &lt;No&gt; , první z řady filmových Bondovek , získal soupeře .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'Blesk'] </text:p>
          </table:table-cell>
          <table:table-cell office:value-type="string" calcext:value-type="string">
            <text:p><text:s/>- to přece nejde k sobě . Svatby homosexuálů - &lt;no&gt; konečně ! Dočetla jsem se , že v Plzni proběhla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'Nedělní Blesk'] </text:p>
          </table:table-cell>
          <table:table-cell office:value-type="string" calcext:value-type="string">
            <text:p><text:s/>. “ Také jste prý žárlil jako Othello . „ &lt;No&gt; jo . Mladická hloupost . Byl jsem žárlivý hrozně .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'Blesk'] </text:p>
          </table:table-cell>
          <table:table-cell office:value-type="string" calcext:value-type="string">
            <text:p><text:s/>ani na oběd . Svačinu si beru s sebou , &lt;no&gt; a co se týká jiných potřeb , k tomu mi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Nedělní Blesk'] </text:p>
          </table:table-cell>
          <table:table-cell office:value-type="string" calcext:value-type="string">
            <text:p><text:s/>Salma Hayek ( 41 ) porodila Valentinku LOS ANGELES - &lt;No&gt; konečně ! Jedna z největších hollywoodských hvězd Salma Hayek přivedla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'Aha!'] </text:p>
          </table:table-cell>
          <table:table-cell office:value-type="string" calcext:value-type="string">
            <text:p><text:s/>Žádníkovou Volencovou a potěšili i její dcerku Andrejku . „ &lt;No&gt; nejsou skvělý ? “ hlásila vysmátá zpěvačka Heidi Janků a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'Aha!'] </text:p>
          </table:table-cell>
          <table:table-cell office:value-type="string" calcext:value-type="string">
            <text:p><text:s/>spousty obchodů , ale bohužel jsme byli velcí amatéři . &lt;No&gt; řekněte , vypadám já jako obchodník se zbraněmi ? “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'Aha!'] </text:p>
          </table:table-cell>
          <table:table-cell office:value-type="string" calcext:value-type="string">
            <text:p><text:s/>. “ Je vám nepříjemné o tom mluvit ? „ &lt;No&gt; tak je to takový … celkem nepříjemný . “ Když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'Aha! neděle'] </text:p>
          </table:table-cell>
          <table:table-cell office:value-type="string" calcext:value-type="string">
            <text:p><text:s/>kolem erotiky . A čeho že to byla miss ? &lt;No&gt; jak jinak než erotiky ! Krásky , ukrývající se pod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Story'] </text:p>
          </table:table-cell>
          <table:table-cell office:value-type="string" calcext:value-type="string">
            <text:p><text:s/>provedeních , od velké kabely až po stylová psaníčka . &lt;No&gt; neříkejte , že byste si takovéto vtipné zavazadlo na slunné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'Aha!'] </text:p>
          </table:table-cell>
          <table:table-cell office:value-type="string" calcext:value-type="string">
            <text:p><text:s/>teprve nedávno a prý jen stěží zakrývala své zklamání . &lt;No&gt; , není to právě nejradostnější start do manželského života ...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Blesk'] </text:p>
          </table:table-cell>
          <table:table-cell office:value-type="string" calcext:value-type="string">
            <text:p><text:s/>trávníku , nýbrž vysoko nad hlavami hráčů v hledišti . &lt;No&gt; uznejte ! Fotbalisté mohou na hřišti potit krev a slzy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'Blesk'] </text:p>
          </table:table-cell>
          <table:table-cell office:value-type="string" calcext:value-type="string">
            <text:p><text:s/>, kterou moje rodina miluje . Rybí polévku nevařím . &lt;No&gt; a potom dělám pukance . “ Co prosím ? „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Story'] </text:p>
          </table:table-cell>
          <table:table-cell office:value-type="string" calcext:value-type="string">
            <text:p><text:s/>ml 590 Kč 10 Malý štětec na make-up Foundation Brush &lt;No&gt; . 10 , Sephora , 290 Kč 11 Pinzeta 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['Aha! neděle'] </text:p>
          </table:table-cell>
          <table:table-cell office:value-type="string" calcext:value-type="string">
            <text:p><text:s/>Jaromíre . To se ti vymstí . Co zas ? &lt;No&gt; to tvoje vracení sirek do krabičky ... Jednou to poznáš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Blesk'] </text:p>
          </table:table-cell>
          <table:table-cell office:value-type="string" calcext:value-type="string">
            <text:p><text:s/>. Jenom mi bylo divné , že zpívají česky . &lt;No&gt; a jak tak stáli v kuchyni , najednou sundali masky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'Aha!'] </text:p>
          </table:table-cell>
          <table:table-cell office:value-type="string" calcext:value-type="string">
            <text:p><text:s/>nějak hezky dohodnout , “ ně řekla už v srpnu &lt;no&gt; serveru eXtra . cz nu Jana Peterková . Ja Ještě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['Aha!'] </text:p>
          </table:table-cell>
          <table:table-cell office:value-type="string" calcext:value-type="string">
            <text:p><text:s/>spolužáků trpěl šikanou kvůli tělesnému postižení . Proč si ale &lt;no&gt; zlost přišel vylít na nevinných ? Ve čtvrtek dopoledne V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Sport'] </text:p>
          </table:table-cell>
          <table:table-cell office:value-type="string" calcext:value-type="string">
            <text:p><text:s/>půlku dlaně , takže jsem další utkání musel vynechat . &lt;No&gt; a v tom následujícím jsem hned dostal sekyru do toho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Sport magazín'] </text:p>
          </table:table-cell>
          <table:table-cell office:value-type="string" calcext:value-type="string">
            <text:p><text:s/>. Dělal jste něco i na domě v Lipencích ? &lt;No&gt; , asi by to bylo potřeba , ale těmahle rukama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'Sport'] </text:p>
          </table:table-cell>
          <table:table-cell office:value-type="string" calcext:value-type="string">
            <text:p><text:s/>, raději to nebudu vyslovovat . “ Voda ? „ &lt;No&gt; , spíš trošku peprnější výraz . “ „ Od Víti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Sport'] </text:p>
          </table:table-cell>
          <table:table-cell office:value-type="string" calcext:value-type="string">
            <text:p><text:s/>době na zápasy ? Slavia prožívala skvělé roky ... „ &lt;No&gt; jasně ! Dostali jsme se do semifinále Poháru UEFA ,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'Sport'] </text:p>
          </table:table-cell>
          <table:table-cell office:value-type="string" calcext:value-type="string">
            <text:p><text:s/>vaše hokejové srdce říkalo Jágrovu sólu proti Spartě ? „ &lt;No&gt; , neskutečné ! Jak prošel kolem všech , prostě krása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'Sport'] </text:p>
          </table:table-cell>
          <table:table-cell office:value-type="string" calcext:value-type="string">
            <text:p><text:s/>, že chce mít víc času na rodinu . „ &lt;No&gt; , moc dlouho mi to přesvědčení nevydrželo , “ vybavil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'Sport'] </text:p>
          </table:table-cell>
          <table:table-cell office:value-type="string" calcext:value-type="string">
            <text:p><text:s/>se nenudil , že ? ( pousměje se ) „ &lt;No&gt; , to tedy ne , práce jsem měl opravdu hodně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Sport'] </text:p>
          </table:table-cell>
          <table:table-cell office:value-type="string" calcext:value-type="string">
            <text:p><text:s/>to za mě . Kdo to dal ? Klimek ? &lt;No&gt; , dokonce ! “ reagoval na jméno bývalého kolegy z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'Sport'] </text:p>
          </table:table-cell>
          <table:table-cell office:value-type="string" calcext:value-type="string">
            <text:p><text:s/>se obrovsky těšil a většinou jsem měl pocit zklamání . &lt;No&gt; a po přestupu do Liberce najednou opět hokej jak řemen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Sport'] </text:p>
          </table:table-cell>
          <table:table-cell office:value-type="string" calcext:value-type="string">
            <text:p><text:s/>, “ ubezpečuje Greguš . Takže výsledek berete ? „ &lt;No&gt; , bereme … Myslím si , že jsme měli dos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['Sport'] </text:p>
          </table:table-cell>
          <table:table-cell office:value-type="string" calcext:value-type="string">
            <text:p><text:s/>čtvrté lajny , což bylo znát i na bodech . &lt;No&gt; a kolikrát mi nějaké ani nepřipsali . “ To myslíte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'Sport Góóól!'] </text:p>
          </table:table-cell>
          <table:table-cell office:value-type="string" calcext:value-type="string">
            <text:p><text:s/>Desítku ti nedám , na to zapomeň . “ „ &lt;No&gt; tak , jak jsme se to učili ? Uděláme uzlík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'Sport'] </text:p>
          </table:table-cell>
          <table:table-cell office:value-type="string" calcext:value-type="string">
            <text:p><text:s/>teď najednou jsou všichni čistí , morální a říkají : &lt;No&gt; jo , to je to zlo fotbalu . Takhle já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'Sport'] </text:p>
          </table:table-cell>
          <table:table-cell office:value-type="string" calcext:value-type="string">
            <text:p><text:s/>víc času , než jste měl jako závodník ? „ &lt;No&gt; ... Jak kdy . Když jsme stavěli nová kola pro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'Sport'] </text:p>
          </table:table-cell>
          <table:table-cell office:value-type="string" calcext:value-type="string">
            <text:p><text:s/>. Třeba ten v Tokiu vypadal úplně brutálně ! “ &lt;No&gt; , ale tam to naopak bylo docela jednoduchý , nám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'Sport'] </text:p>
          </table:table-cell>
          <table:table-cell office:value-type="string" calcext:value-type="string">
            <text:p><text:s/>hned v úvodní rundě , musel dostat 31 hlasů . &lt;No&gt; a přesně tolik jich Hadamczik získal . Jako první mu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'Lidé a země'] </text:p>
          </table:table-cell>
          <table:table-cell office:value-type="string" calcext:value-type="string">
            <text:p><text:s/>výkon 8000 kW , počet osob obsluhy – pět . &lt;No&gt; a pak tu máme ještě KU 5000 , KU 300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Téma'] </text:p>
          </table:table-cell>
          <table:table-cell office:value-type="string" calcext:value-type="string">
            <text:p><text:s/>méně než pilotů formule 1 ( usmívá se ) . &lt;No&gt; vidíte … Jenže Michelin neříká , za co přesně ty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ABC mladých techniků a přírodovědců'] </text:p>
          </table:table-cell>
          <table:table-cell office:value-type="string" calcext:value-type="string">
            <text:p><text:s/>Proč máte na dveřích POZOR , PES ? “ „ &lt;No&gt; víte , často mi ho zašlápnou . “ Lord z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Téma'] </text:p>
          </table:table-cell>
          <table:table-cell office:value-type="string" calcext:value-type="string">
            <text:p><text:s/>: Ty tam budeš zabíjet , viď ? Mor : &lt;No&gt; , odnesu si pět tisíc lidí . Potkají se po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'Týdeník Květy'] </text:p>
          </table:table-cell>
          <table:table-cell office:value-type="string" calcext:value-type="string">
            <text:p><text:s/>Někdy mám pocit , že slamník a spořitelna je jed &lt;no&gt; a totéž . A vím , že by to tak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'Pátek Lidových novin'] </text:p>
          </table:table-cell>
          <table:table-cell office:value-type="string" calcext:value-type="string">
            <text:p><text:s/>se chci probojovat do dorostu , pak do chlapů . &lt;No&gt; a pak do NHL ! " Přizpůsobit svůj život režimu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Týdeník televize'] </text:p>
          </table:table-cell>
          <table:table-cell office:value-type="string" calcext:value-type="string">
            <text:p><text:s/>, zveršovala celé . A tak jsem řekla : , &lt;No&gt; to je fajn ! Na tohle mám copyright . Kolik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'Magazín Práva'] </text:p>
          </table:table-cell>
          <table:table-cell office:value-type="string" calcext:value-type="string">
            <text:p><text:s/>, ten už přeci dávno zemřel ! “ – „ &lt;No&gt; jo , ale on si mu to nikdo netroufne říct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'Moje rodina'] </text:p>
          </table:table-cell>
          <table:table-cell office:value-type="string" calcext:value-type="string">
            <text:p><text:s/>na pódium , MĚ , ne žádnou mladkou holčinu , &lt;no&gt; já si nadávala , že jsem nestihla ve čtvrtek k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Překvapení'] </text:p>
          </table:table-cell>
          <table:table-cell office:value-type="string" calcext:value-type="string">
            <text:p><text:s/>na koňský hřbet se ve mně zase probudila . „ &lt;No&gt; nevím , nejsi na to už stará , začít v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'Týdeník rozhlas'] </text:p>
          </table:table-cell>
          <table:table-cell office:value-type="string" calcext:value-type="string">
            <text:p><text:s/>do Německa na práci . Patřila jsem mezi ně . &lt;No&gt; , bylo to skutečně o dva dny . " A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'ego!'] </text:p>
          </table:table-cell>
          <table:table-cell office:value-type="string" calcext:value-type="string">
            <text:p><text:s/>vyklouzlo z rukávu . „ Kdo umí , umí . &lt;No&gt; a kdo by nechtěl bejt spokojenej , nemám pravdu ?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Týdeník rozhlas'] </text:p>
          </table:table-cell>
          <table:table-cell office:value-type="string" calcext:value-type="string">
            <text:p><text:s/>Annou Fárovou setkávali díky agentuře Radost a jejím výstavám . &lt;No&gt; a pochopitelně jsme se vídávali i ve Slavonicích . Měli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Týdeník Květy'] </text:p>
          </table:table-cell>
          <table:table-cell office:value-type="string" calcext:value-type="string">
            <text:p><text:s/>osm let se množství vědeckých informací zdvojnásobí . Takže všechje &lt;no&gt; je už maličko neaktuální . K tomu si musíme uvědomit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'Překvapení'] </text:p>
          </table:table-cell>
          <table:table-cell office:value-type="string" calcext:value-type="string">
            <text:p><text:s/>líbil , je prý pracovitý , navíc dostane byt , &lt;no&gt; co bych chtěla víc ? Ale mně , holce pitomé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Magazín Práva'] </text:p>
          </table:table-cell>
          <table:table-cell office:value-type="string" calcext:value-type="string">
            <text:p><text:s/>) jste měli nedávno svatbu . Proč až teď ? &lt;No&gt; jo , dramaturgicky mi to haprovalo . ( směje se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'Týdeník rozhlas'] </text:p>
          </table:table-cell>
          <table:table-cell office:value-type="string" calcext:value-type="string">
            <text:p><text:s/>vysokou školou , člověk se má stále co učit . &lt;No&gt; , spíše se pokoušet načerpat něco z jeho moudrosti .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'Pátek Lidových novin'] </text:p>
          </table:table-cell>
          <table:table-cell office:value-type="string" calcext:value-type="string">
            <text:p><text:s/>prý doputovalo moje číslo ... A já si říkám , &lt;no&gt; tak sis o něj řek ‘ , ne ? Pozval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'Moje rodina'] </text:p>
          </table:table-cell>
          <table:table-cell office:value-type="string" calcext:value-type="string">
            <text:p><text:s/>překvapují , co všechno snesou . Šlo ven všech - &lt;no&gt; , kde je příliš viditelná krev , a utlumil jse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['Týdeník televize'] </text:p>
          </table:table-cell>
          <table:table-cell office:value-type="string" calcext:value-type="string">
            <text:p><text:s/>směje se ) Sledujete dceru ve vysílání ? PF : &lt;No&gt; ježiš , to je samozřejmost ! Koukám se denně .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10"/>
          <table:table-cell table:formula="of:=SUM([.K2:.K251])" office:value-type="float" office:value="44" calcext:value-type="float">
            <text:p>44</text:p>
          </table:table-cell>
          <table:table-cell table:formula="of:=SUM([.L2:.L251])" office:value-type="float" office:value="48" calcext:value-type="float">
            <text:p>48</text:p>
          </table:table-cell>
          <table:table-cell table:formula="of:=SUM([.M2:.M251])" office:value-type="float" office:value="23" calcext:value-type="float">
            <text:p>23</text:p>
          </table:table-cell>
          <table:table-cell table:formula="of:=SUM([.N2:.N251])" office:value-type="float" office:value="91" calcext:value-type="float">
            <text:p>91</text:p>
          </table:table-cell>
          <table:table-cell table:formula="of:=SUM([.O2:.O251])" office:value-type="float" office:value="13" calcext:value-type="float">
            <text:p>13</text:p>
          </table:table-cell>
          <table:table-cell/>
          <table:table-cell table:formula="of:=SUM([.K252:.P252])" office:value-type="float" office:value="219" calcext:value-type="float">
            <text:p>219</text:p>
          </table:table-cell>
        </table:table-row>
        <table:table-row table:style-name="ro1">
          <table:table-cell table:number-columns-repeated="10"/>
          <table:table-cell table:style-name="ce1" table:formula="of:=[.K252]/[.Q252]" office:value-type="percentage" office:value="0.200913242009132" calcext:value-type="percentage">
            <text:p>20.09%</text:p>
          </table:table-cell>
          <table:table-cell table:style-name="ce1" table:formula="of:=[.L252]/[.Q252]" office:value-type="percentage" office:value="0.219178082191781" calcext:value-type="percentage">
            <text:p>21.92%</text:p>
          </table:table-cell>
          <table:table-cell table:style-name="ce1" table:formula="of:=[.M252]/[.Q252]" office:value-type="percentage" office:value="0.105022831050228" calcext:value-type="percentage">
            <text:p>10.50%</text:p>
          </table:table-cell>
          <table:table-cell table:style-name="ce1" table:formula="of:=[.N252]/[.Q252]" office:value-type="percentage" office:value="0.415525114155251" calcext:value-type="percentage">
            <text:p>41.55%</text:p>
          </table:table-cell>
          <table:table-cell table:style-name="ce1" table:formula="of:=[.O252]/[.Q252]" office:value-type="percentage" office:value="0.0593607305936073" calcext:value-type="percentage">
            <text:p>5.94%</text:p>
          </table:table-cell>
          <table:table-cell table:style-name="ce1"/>
          <table:table-cell table:style-name="ce1" table:formula="of:=[.Q252]/[.Q252]" office:value-type="percentage" office:value="1" calcext:value-type="percentage">
            <text:p>100.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9">00/00/0000</text:date>, <text:time style:data-style-name="N2" text:time-value="16:44:16.5714269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08T12:45:24.502761431</meta:creation-date>
    <dc:date>2024-12-29T19:47:00.734808040</dc:date>
    <meta:editing-duration>PT22H45M27S</meta:editing-duration>
    <meta:editing-cycles>14</meta:editing-cycles>
    <meta:generator>LibreOffice/6.4.7.2$Linux_X86_64 LibreOffice_project/40$Build-2</meta:generator>
    <meta:document-statistic meta:table-count="1" meta:cell-count="736" meta:object-count="0"/>
  </office:meta>
</office:document-meta>
</file>